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table:align="margins" style:width="17cm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1.E1" style:family="table-cell">
      <style:table-cell-properties fo:border="0.05pt solid #000000" fo:padding="0.097cm"/>
    </style:style>
    <style:style style:name="P1" style:parent-style-name="Standard" style:family="paragraph">
      <style:paragraph-properties fo:break-before="page"/>
    </style:style>
    <style:style style:name="P2" style:parent-style-name="Table_20_Contents" style:family="paragraph">
      <style:paragraph-properties fo:text-align="center" style:justify-single-word="false"/>
      <style:text-properties fo:font-weight="bold" style:font-weight-asian="bold" style:font-weight-complex="bold"/>
    </style:style>
    <style:style style:name="P3" style:parent-style-name="Standard" style:family="paragraph">
      <style:text-properties officeooo:paragraph-rsid="000997e7" officeooo:rsid="000997e7"/>
    </style:style>
    <style:style style:name="P4" style:parent-style-name="Heading_20_1" style:family="paragraph">
      <style:paragraph-properties fo:text-align="center" style:justify-single-word="false"/>
    </style:style>
    <style:style style:name="P5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en" style:font-style-complex="normal" fo:letter-spacing="normal" style:font-name-asian="Droid Sans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GB" style:font-size-asian="10.5pt" fo:text-shadow="none" style:text-line-through-mode="continuous" style:language-complex="hi" fo:font-size="10pt" style:country-complex="IN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peace</text:p>
            </table:table-cell>
            <table:table-cell office:value-type="string" table:style-name="Table1.A1">
              <text:p text:style-name="P2">still</text:p>
            </table:table-cell>
            <table:table-cell office:value-type="string" table:style-name="Table1.A1">
              <text:p text:style-name="P2">next</text:p>
            </table:table-cell>
            <table:table-cell office:value-type="string" table:style-name="Table1.A1">
              <text:p text:style-name="P2">just</text:p>
            </table:table-cell>
            <table:table-cell office:value-type="string" table:style-name="Table1.E1">
              <text:p text:style-name="P2">other</text:p>
            </table:table-cell>
          </table:table-row>
          <table:table-row>
            <table:table-cell office:value-type="string" table:style-name="Table1.A1">
              <text:p text:style-name="P2">gonna</text:p>
            </table:table-cell>
            <table:table-cell office:value-type="string" table:style-name="Table1.A1">
              <text:p text:style-name="P2">dare</text:p>
            </table:table-cell>
            <table:table-cell office:value-type="string" table:style-name="Table1.A1">
              <text:p text:style-name="P2">walk</text:p>
            </table:table-cell>
            <table:table-cell office:value-type="string" table:style-name="Table1.A1">
              <text:p text:style-name="P2">say</text:p>
            </table:table-cell>
            <table:table-cell office:value-type="string" table:style-name="Table1.E1">
              <text:p text:style-name="P2">distance</text:p>
            </table:table-cell>
          </table:table-row>
          <table:table-row>
            <table:table-cell office:value-type="string" table:style-name="Table1.A1">
              <text:p text:style-name="P2">need</text:p>
            </table:table-cell>
            <table:table-cell office:value-type="string" table:style-name="Table1.A1">
              <text:p text:style-name="P2">stagger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high</text:p>
            </table:table-cell>
            <table:table-cell office:value-type="string" table:style-name="Table1.E1">
              <text:p text:style-name="P2">though</text:p>
            </table:table-cell>
          </table:table-row>
          <table:table-row>
            <table:table-cell office:value-type="string" table:style-name="Table1.A1">
              <text:p text:style-name="P2">open</text:p>
            </table:table-cell>
            <table:table-cell office:value-type="string" table:style-name="Table1.A1">
              <text:p text:style-name="P2">show</text:p>
            </table:table-cell>
            <table:table-cell office:value-type="string" table:style-name="Table1.A1">
              <text:p text:style-name="P2">tell</text:p>
            </table:table-cell>
            <table:table-cell office:value-type="string" table:style-name="Table1.A1">
              <text:p text:style-name="P2">decline</text:p>
            </table:table-cell>
            <table:table-cell office:value-type="string" table:style-name="Table1.E1">
              <text:p text:style-name="P2">new</text:p>
            </table:table-cell>
          </table:table-row>
          <table:table-row>
            <table:table-cell office:value-type="string" table:style-name="Table1.A1">
              <text:p text:style-name="P2">owe</text:p>
            </table:table-cell>
            <table:table-cell office:value-type="string" table:style-name="Table1.A1">
              <text:p text:style-name="P2">give</text:p>
            </table:table-cell>
            <table:table-cell office:value-type="string" table:style-name="Table1.A1">
              <text:p text:style-name="P2">change</text:p>
            </table:table-cell>
            <table:table-cell office:value-type="string" table:style-name="Table1.A1">
              <text:p text:style-name="P2">hope</text:p>
            </table:table-cell>
            <table:table-cell office:value-type="string" table:style-name="Table1.E1">
              <text:p text:style-name="P2">let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beginning</text:p>
            </table:table-cell>
            <table:table-cell office:value-type="string" table:style-name="Table1.A1">
              <text:p text:style-name="P2">still</text:p>
            </table:table-cell>
            <table:table-cell office:value-type="string" table:style-name="Table1.A1">
              <text:p text:style-name="P2">birds</text:p>
            </table:table-cell>
            <table:table-cell office:value-type="string" table:style-name="Table1.A1">
              <text:p text:style-name="P2">heart</text:p>
            </table:table-cell>
            <table:table-cell office:value-type="string" table:style-name="Table1.E1">
              <text:p text:style-name="P2">falling</text:p>
            </table:table-cell>
          </table:table-row>
          <table:table-row>
            <table:table-cell office:value-type="string" table:style-name="Table1.A1">
              <text:p text:style-name="P2">night</text:p>
            </table:table-cell>
            <table:table-cell office:value-type="string" table:style-name="Table1.A1">
              <text:p text:style-name="P2">feeling</text:p>
            </table:table-cell>
            <table:table-cell office:value-type="string" table:style-name="Table1.A1">
              <text:p text:style-name="P2">perhaps</text:p>
            </table:table-cell>
            <table:table-cell office:value-type="string" table:style-name="Table1.A1">
              <text:p text:style-name="P2">again</text:p>
            </table:table-cell>
            <table:table-cell office:value-type="string" table:style-name="Table1.E1">
              <text:p text:style-name="P2">planet</text:p>
            </table:table-cell>
          </table:table-row>
          <table:table-row>
            <table:table-cell office:value-type="string" table:style-name="Table1.A1">
              <text:p text:style-name="P2">wrong</text:p>
            </table:table-cell>
            <table:table-cell office:value-type="string" table:style-name="Table1.A1">
              <text:p text:style-name="P2">sail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eems</text:p>
            </table:table-cell>
            <table:table-cell office:value-type="string" table:style-name="Table1.E1">
              <text:p text:style-name="P2">around</text:p>
            </table:table-cell>
          </table:table-row>
          <table:table-row>
            <table:table-cell office:value-type="string" table:style-name="Table1.A1">
              <text:p text:style-name="P2">chose</text:p>
            </table:table-cell>
            <table:table-cell office:value-type="string" table:style-name="Table1.A1">
              <text:p text:style-name="P2">care</text:p>
            </table:table-cell>
            <table:table-cell office:value-type="string" table:style-name="Table1.A1">
              <text:p text:style-name="P2">pain</text:p>
            </table:table-cell>
            <table:table-cell office:value-type="string" table:style-name="Table1.A1">
              <text:p text:style-name="P2">deserve</text:p>
            </table:table-cell>
            <table:table-cell office:value-type="string" table:style-name="Table1.E1">
              <text:p text:style-name="P2">play</text:p>
            </table:table-cell>
          </table:table-row>
          <table:table-row>
            <table:table-cell office:value-type="string" table:style-name="Table1.A1">
              <text:p text:style-name="P2">reaches</text:p>
            </table:table-cell>
            <table:table-cell office:value-type="string" table:style-name="Table1.A1">
              <text:p text:style-name="P2">day</text:p>
            </table:table-cell>
            <table:table-cell office:value-type="string" table:style-name="Table1.A1">
              <text:p text:style-name="P2">change</text:p>
            </table:table-cell>
            <table:table-cell office:value-type="string" table:style-name="Table1.A1">
              <text:p text:style-name="P2">shooting</text:p>
            </table:table-cell>
            <table:table-cell office:value-type="string" table:style-name="Table1.E1">
              <text:p text:style-name="P2">never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words</text:p>
            </table:table-cell>
            <table:table-cell office:value-type="string" table:style-name="Table1.A1">
              <text:p text:style-name="P2">lost</text:p>
            </table:table-cell>
            <table:table-cell office:value-type="string" table:style-name="Table1.A1">
              <text:p text:style-name="P2">decline</text:p>
            </table:table-cell>
            <table:table-cell office:value-type="string" table:style-name="Table1.A1">
              <text:p text:style-name="P2">believe</text:p>
            </table:table-cell>
            <table:table-cell office:value-type="string" table:style-name="Table1.E1">
              <text:p text:style-name="P2">she</text:p>
            </table:table-cell>
          </table:table-row>
          <table:table-row>
            <table:table-cell office:value-type="string" table:style-name="Table1.A1">
              <text:p text:style-name="P2">life</text:p>
            </table:table-cell>
            <table:table-cell office:value-type="string" table:style-name="Table1.A1">
              <text:p text:style-name="P2">through</text:p>
            </table:table-cell>
            <table:table-cell office:value-type="string" table:style-name="Table1.A1">
              <text:p text:style-name="P2">falls</text:p>
            </table:table-cell>
            <table:table-cell office:value-type="string" table:style-name="Table1.A1">
              <text:p text:style-name="P2">alone</text:p>
            </table:table-cell>
            <table:table-cell office:value-type="string" table:style-name="Table1.E1">
              <text:p text:style-name="P2">thinner</text:p>
            </table:table-cell>
          </table:table-row>
          <table:table-row>
            <table:table-cell office:value-type="string" table:style-name="Table1.A1">
              <text:p text:style-name="P2">still</text:p>
            </table:table-cell>
            <table:table-cell office:value-type="string" table:style-name="Table1.A1">
              <text:p text:style-name="P2">lesson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live</text:p>
            </table:table-cell>
            <table:table-cell office:value-type="string" table:style-name="Table1.E1">
              <text:p text:style-name="P2">taking</text:p>
            </table:table-cell>
          </table:table-row>
          <table:table-row>
            <table:table-cell office:value-type="string" table:style-name="Table1.A1">
              <text:p text:style-name="P2">waiting</text:p>
            </table:table-cell>
            <table:table-cell office:value-type="string" table:style-name="Table1.A1">
              <text:p text:style-name="P2">yet</text:p>
            </table:table-cell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heard</text:p>
            </table:table-cell>
            <table:table-cell office:value-type="string" table:style-name="Table1.E1">
              <text:p text:style-name="P2">sky</text:p>
            </table:table-cell>
          </table:table-row>
          <table:table-row>
            <table:table-cell office:value-type="string" table:style-name="Table1.A1">
              <text:p text:style-name="P2">pill</text:p>
            </table:table-cell>
            <table:table-cell office:value-type="string" table:style-name="Table1.A1">
              <text:p text:style-name="P2">night</text:p>
            </table:table-cell>
            <table:table-cell office:value-type="string" table:style-name="Table1.A1">
              <text:p text:style-name="P2">face</text:p>
            </table:table-cell>
            <table:table-cell office:value-type="string" table:style-name="Table1.A1">
              <text:p text:style-name="P2">should</text:p>
            </table:table-cell>
            <table:table-cell office:value-type="string" table:style-name="Table1.E1">
              <text:p text:style-name="P2">oh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hope</text:p>
            </table:table-cell>
            <table:table-cell office:value-type="string" table:style-name="Table1.A1">
              <text:p text:style-name="P2">end</text:p>
            </table:table-cell>
            <table:table-cell office:value-type="string" table:style-name="Table1.A1">
              <text:p text:style-name="P2">wont</text:p>
            </table:table-cell>
            <table:table-cell office:value-type="string" table:style-name="Table1.A1">
              <text:p text:style-name="P2">life</text:p>
            </table:table-cell>
            <table:table-cell office:value-type="string" table:style-name="Table1.E1">
              <text:p text:style-name="P2">old</text:p>
            </table:table-cell>
          </table:table-row>
          <table:table-row>
            <table:table-cell office:value-type="string" table:style-name="Table1.A1">
              <text:p text:style-name="P2">new</text:p>
            </table:table-cell>
            <table:table-cell office:value-type="string" table:style-name="Table1.A1">
              <text:p text:style-name="P2">today</text:p>
            </table:table-cell>
            <table:table-cell office:value-type="string" table:style-name="Table1.A1">
              <text:p text:style-name="P2">place</text:p>
            </table:table-cell>
            <table:table-cell office:value-type="string" table:style-name="Table1.A1">
              <text:p text:style-name="P2">little</text:p>
            </table:table-cell>
            <table:table-cell office:value-type="string" table:style-name="Table1.E1">
              <text:p text:style-name="P2">enough</text:p>
            </table:table-cell>
          </table:table-row>
          <table:table-row>
            <table:table-cell office:value-type="string" table:style-name="Table1.A1">
              <text:p text:style-name="P2">again</text:p>
            </table:table-cell>
            <table:table-cell office:value-type="string" table:style-name="Table1.A1">
              <text:p text:style-name="P2">sitt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feeling</text:p>
            </table:table-cell>
            <table:table-cell office:value-type="string" table:style-name="Table1.E1">
              <text:p text:style-name="P2">those</text:p>
            </table:table-cell>
          </table:table-row>
          <table:table-row>
            <table:table-cell office:value-type="string" table:style-name="Table1.A1">
              <text:p text:style-name="P2">found</text:p>
            </table:table-cell>
            <table:table-cell office:value-type="string" table:style-name="Table1.A1">
              <text:p text:style-name="P2">wait</text:p>
            </table:table-cell>
            <table:table-cell office:value-type="string" table:style-name="Table1.A1">
              <text:p text:style-name="P2">oh</text:p>
            </table:table-cell>
            <table:table-cell office:value-type="string" table:style-name="Table1.A1">
              <text:p text:style-name="P2">fantasy</text:p>
            </table:table-cell>
            <table:table-cell office:value-type="string" table:style-name="Table1.E1">
              <text:p text:style-name="P2">give</text:p>
            </table:table-cell>
          </table:table-row>
          <table:table-row>
            <table:table-cell office:value-type="string" table:style-name="Table1.A1">
              <text:p text:style-name="P2">rainbow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A1">
              <text:p text:style-name="P2">long</text:p>
            </table:table-cell>
            <table:table-cell office:value-type="string" table:style-name="Table1.A1">
              <text:p text:style-name="P2">going</text:p>
            </table:table-cell>
            <table:table-cell office:value-type="string" table:style-name="Table1.E1">
              <text:p text:style-name="P2">wrong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move</text:p>
            </table:table-cell>
            <table:table-cell office:value-type="string" table:style-name="Table1.A1">
              <text:p text:style-name="P2">fight</text:p>
            </table:table-cell>
            <table:table-cell office:value-type="string" table:style-name="Table1.A1">
              <text:p text:style-name="P2">people</text:p>
            </table:table-cell>
            <table:table-cell office:value-type="string" table:style-name="Table1.A1">
              <text:p text:style-name="P2">give</text:p>
            </table:table-cell>
            <table:table-cell office:value-type="string" table:style-name="Table1.E1">
              <text:p text:style-name="P2">feeling</text:p>
            </table:table-cell>
          </table:table-row>
          <table:table-row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her</text:p>
            </table:table-cell>
            <table:table-cell office:value-type="string" table:style-name="Table1.A1">
              <text:p text:style-name="P2">caught</text:p>
            </table:table-cell>
            <table:table-cell office:value-type="string" table:style-name="Table1.A1">
              <text:p text:style-name="P2">last</text:p>
            </table:table-cell>
            <table:table-cell office:value-type="string" table:style-name="Table1.E1">
              <text:p text:style-name="P2">won</text:p>
            </table:table-cell>
          </table:table-row>
          <table:table-row>
            <table:table-cell office:value-type="string" table:style-name="Table1.A1">
              <text:p text:style-name="P2">again</text:p>
            </table:table-cell>
            <table:table-cell office:value-type="string" table:style-name="Table1.A1">
              <text:p text:style-name="P2">co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open</text:p>
            </table:table-cell>
            <table:table-cell office:value-type="string" table:style-name="Table1.E1">
              <text:p text:style-name="P2">instead</text:p>
            </table:table-cell>
          </table:table-row>
          <table:table-row>
            <table:table-cell office:value-type="string" table:style-name="Table1.A1">
              <text:p text:style-name="P2">face</text:p>
            </table:table-cell>
            <table:table-cell office:value-type="string" table:style-name="Table1.A1">
              <text:p text:style-name="P2">whom</text:p>
            </table:table-cell>
            <table:table-cell office:value-type="string" table:style-name="Table1.A1">
              <text:p text:style-name="P2">always</text:p>
            </table:table-cell>
            <table:table-cell office:value-type="string" table:style-name="Table1.A1">
              <text:p text:style-name="P2">until</text:p>
            </table:table-cell>
            <table:table-cell office:value-type="string" table:style-name="Table1.E1">
              <text:p text:style-name="P2">new</text:p>
            </table:table-cell>
          </table:table-row>
          <table:table-row>
            <table:table-cell office:value-type="string" table:style-name="Table1.A1">
              <text:p text:style-name="P2">wakes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eyes</text:p>
            </table:table-cell>
            <table:table-cell office:value-type="string" table:style-name="Table1.A1">
              <text:p text:style-name="P2">those</text:p>
            </table:table-cell>
            <table:table-cell office:value-type="string" table:style-name="Table1.E1">
              <text:p text:style-name="P2">befor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caught</text:p>
            </table:table-cell>
            <table:table-cell office:value-type="string" table:style-name="Table1.A1">
              <text:p text:style-name="P2">pain</text:p>
            </table:table-cell>
            <table:table-cell office:value-type="string" table:style-name="Table1.A1">
              <text:p text:style-name="P2">eye</text:p>
            </table:table-cell>
            <table:table-cell office:value-type="string" table:style-name="Table1.A1">
              <text:p text:style-name="P2">new</text:p>
            </table:table-cell>
            <table:table-cell office:value-type="string" table:style-name="Table1.E1">
              <text:p text:style-name="P2">change</text:p>
            </table:table-cell>
          </table:table-row>
          <table:table-row>
            <table:table-cell office:value-type="string" table:style-name="Table1.A1">
              <text:p text:style-name="P2">time</text:p>
            </table:table-cell>
            <table:table-cell office:value-type="string" table:style-name="Table1.A1">
              <text:p text:style-name="P2">dawn</text:p>
            </table:table-cell>
            <table:table-cell office:value-type="string" table:style-name="Table1.A1">
              <text:p text:style-name="P2">yourself</text:p>
            </table:table-cell>
            <table:table-cell office:value-type="string" table:style-name="Table1.A1">
              <text:p text:style-name="P2">wrong</text:p>
            </table:table-cell>
            <table:table-cell office:value-type="string" table:style-name="Table1.E1">
              <text:p text:style-name="P2">ladies</text:p>
            </table:table-cell>
          </table:table-row>
          <table:table-row>
            <table:table-cell office:value-type="string" table:style-name="Table1.A1">
              <text:p text:style-name="P2">oh</text:p>
            </table:table-cell>
            <table:table-cell office:value-type="string" table:style-name="Table1.A1">
              <text:p text:style-name="P2">sail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within</text:p>
            </table:table-cell>
            <table:table-cell office:value-type="string" table:style-name="Table1.E1">
              <text:p text:style-name="P2">there</text:p>
            </table:table-cell>
          </table:table-row>
          <table:table-row>
            <table:table-cell office:value-type="string" table:style-name="Table1.A1">
              <text:p text:style-name="P2">high</text:p>
            </table:table-cell>
            <table:table-cell office:value-type="string" table:style-name="Table1.A1">
              <text:p text:style-name="P2">wonder</text:p>
            </table:table-cell>
            <table:table-cell office:value-type="string" table:style-name="Table1.A1">
              <text:p text:style-name="P2">look</text:p>
            </table:table-cell>
            <table:table-cell office:value-type="string" table:style-name="Table1.A1">
              <text:p text:style-name="P2">surprise</text:p>
            </table:table-cell>
            <table:table-cell office:value-type="string" table:style-name="Table1.E1">
              <text:p text:style-name="P2">play</text:p>
            </table:table-cell>
          </table:table-row>
          <table:table-row>
            <table:table-cell office:value-type="string" table:style-name="Table1.A1">
              <text:p text:style-name="P2">abide</text:p>
            </table:table-cell>
            <table:table-cell office:value-type="string" table:style-name="Table1.A1">
              <text:p text:style-name="P2">give</text:p>
            </table:table-cell>
            <table:table-cell office:value-type="string" table:style-name="Table1.A1">
              <text:p text:style-name="P2">she</text:p>
            </table:table-cell>
            <table:table-cell office:value-type="string" table:style-name="Table1.A1">
              <text:p text:style-name="P2">lonely</text:p>
            </table:table-cell>
            <table:table-cell office:value-type="string" table:style-name="Table1.E1">
              <text:p text:style-name="P2">end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cha</text:p>
            </table:table-cell>
            <table:table-cell office:value-type="string" table:style-name="Table1.A1">
              <text:p text:style-name="P2">fight</text:p>
            </table:table-cell>
            <table:table-cell office:value-type="string" table:style-name="Table1.A1">
              <text:p text:style-name="P2">dances</text:p>
            </table:table-cell>
            <table:table-cell office:value-type="string" table:style-name="Table1.A1">
              <text:p text:style-name="P2">just</text:p>
            </table:table-cell>
            <table:table-cell office:value-type="string" table:style-name="Table1.E1">
              <text:p text:style-name="P2">more</text:p>
            </table:table-cell>
          </table:table-row>
          <table:table-row>
            <table:table-cell office:value-type="string" table:style-name="Table1.A1">
              <text:p text:style-name="P2">feel</text:p>
            </table:table-cell>
            <table:table-cell office:value-type="string" table:style-name="Table1.A1">
              <text:p text:style-name="P2">hard</text:p>
            </table:table-cell>
            <table:table-cell office:value-type="string" table:style-name="Table1.A1">
              <text:p text:style-name="P2">music</text:p>
            </table:table-cell>
            <table:table-cell office:value-type="string" table:style-name="Table1.A1">
              <text:p text:style-name="P2">lost</text:p>
            </table:table-cell>
            <table:table-cell office:value-type="string" table:style-name="Table1.E1">
              <text:p text:style-name="P2">rear</text:p>
            </table:table-cell>
          </table:table-row>
          <table:table-row>
            <table:table-cell office:value-type="string" table:style-name="Table1.A1">
              <text:p text:style-name="P2">till</text:p>
            </table:table-cell>
            <table:table-cell office:value-type="string" table:style-name="Table1.A1">
              <text:p text:style-name="P2">any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remember</text:p>
            </table:table-cell>
            <table:table-cell office:value-type="string" table:style-name="Table1.E1">
              <text:p text:style-name="P2">here</text:p>
            </table:table-cell>
          </table:table-row>
          <table:table-row>
            <table:table-cell office:value-type="string" table:style-name="Table1.A1">
              <text:p text:style-name="P2">eyes</text:p>
            </table:table-cell>
            <table:table-cell office:value-type="string" table:style-name="Table1.A1">
              <text:p text:style-name="P2">each</text:p>
            </table:table-cell>
            <table:table-cell office:value-type="string" table:style-name="Table1.A1">
              <text:p text:style-name="P2">because</text:p>
            </table:table-cell>
            <table:table-cell office:value-type="string" table:style-name="Table1.A1">
              <text:p text:style-name="P2">following</text:p>
            </table:table-cell>
            <table:table-cell office:value-type="string" table:style-name="Table1.E1">
              <text:p text:style-name="P2">sky</text:p>
            </table:table-cell>
          </table:table-row>
          <table:table-row>
            <table:table-cell office:value-type="string" table:style-name="Table1.A1">
              <text:p text:style-name="P2">sinners</text:p>
            </table:table-cell>
            <table:table-cell office:value-type="string" table:style-name="Table1.A1">
              <text:p text:style-name="P2">night</text:p>
            </table:table-cell>
            <table:table-cell office:value-type="string" table:style-name="Table1.A1">
              <text:p text:style-name="P2">long</text:p>
            </table:table-cell>
            <table:table-cell office:value-type="string" table:style-name="Table1.A1">
              <text:p text:style-name="P2">he</text:p>
            </table:table-cell>
            <table:table-cell office:value-type="string" table:style-name="Table1.E1">
              <text:p text:style-name="P2">look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afraid</text:p>
            </table:table-cell>
            <table:table-cell office:value-type="string" table:style-name="Table1.A1">
              <text:p text:style-name="P2">till</text:p>
            </table:table-cell>
            <table:table-cell office:value-type="string" table:style-name="Table1.A1">
              <text:p text:style-name="P2">dong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E1">
              <text:p text:style-name="P2">chose</text:p>
            </table:table-cell>
          </table:table-row>
          <table:table-row>
            <table:table-cell office:value-type="string" table:style-name="Table1.A1">
              <text:p text:style-name="P2">play</text:p>
            </table:table-cell>
            <table:table-cell office:value-type="string" table:style-name="Table1.A1">
              <text:p text:style-name="P2">head</text:p>
            </table:table-cell>
            <table:table-cell office:value-type="string" table:style-name="Table1.A1">
              <text:p text:style-name="P2">mine</text:p>
            </table:table-cell>
            <table:table-cell office:value-type="string" table:style-name="Table1.A1">
              <text:p text:style-name="P2">need</text:p>
            </table:table-cell>
            <table:table-cell office:value-type="string" table:style-name="Table1.E1">
              <text:p text:style-name="P2">kite</text:p>
            </table:table-cell>
          </table:table-row>
          <table:table-row>
            <table:table-cell office:value-type="string" table:style-name="Table1.A1">
              <text:p text:style-name="P2">over</text:p>
            </table:table-cell>
            <table:table-cell office:value-type="string" table:style-name="Table1.A1">
              <text:p text:style-name="P2">uttered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name</text:p>
            </table:table-cell>
            <table:table-cell office:value-type="string" table:style-name="Table1.E1">
              <text:p text:style-name="P2">apart</text:p>
            </table:table-cell>
          </table:table-row>
          <table:table-row>
            <table:table-cell office:value-type="string" table:style-name="Table1.A1">
              <text:p text:style-name="P2">dawn</text:p>
            </table:table-cell>
            <table:table-cell office:value-type="string" table:style-name="Table1.A1">
              <text:p text:style-name="P2">ship</text:p>
            </table:table-cell>
            <table:table-cell office:value-type="string" table:style-name="Table1.A1">
              <text:p text:style-name="P2">good</text:p>
            </table:table-cell>
            <table:table-cell office:value-type="string" table:style-name="Table1.A1">
              <text:p text:style-name="P2">ahead</text:p>
            </table:table-cell>
            <table:table-cell office:value-type="string" table:style-name="Table1.E1">
              <text:p text:style-name="P2">world</text:p>
            </table:table-cell>
          </table:table-row>
          <table:table-row>
            <table:table-cell office:value-type="string" table:style-name="Table1.A1">
              <text:p text:style-name="P2">treat</text:p>
            </table:table-cell>
            <table:table-cell office:value-type="string" table:style-name="Table1.A1">
              <text:p text:style-name="P2">new</text:p>
            </table:table-cell>
            <table:table-cell office:value-type="string" table:style-name="Table1.A1">
              <text:p text:style-name="P2">standing</text:p>
            </table:table-cell>
            <table:table-cell office:value-type="string" table:style-name="Table1.A1">
              <text:p text:style-name="P2">shame</text:p>
            </table:table-cell>
            <table:table-cell office:value-type="string" table:style-name="Table1.E1">
              <text:p text:style-name="P2">alon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faith</text:p>
            </table:table-cell>
            <table:table-cell office:value-type="string" table:style-name="Table1.A1">
              <text:p text:style-name="P2">fear</text:p>
            </table:table-cell>
            <table:table-cell office:value-type="string" table:style-name="Table1.A1">
              <text:p text:style-name="P2">glory</text:p>
            </table:table-cell>
            <table:table-cell office:value-type="string" table:style-name="Table1.A1">
              <text:p text:style-name="P2">time</text:p>
            </table:table-cell>
            <table:table-cell office:value-type="string" table:style-name="Table1.E1">
              <text:p text:style-name="P2">open</text:p>
            </table:table-cell>
          </table:table-row>
          <table:table-row>
            <table:table-cell office:value-type="string" table:style-name="Table1.A1">
              <text:p text:style-name="P2">feel</text:p>
            </table:table-cell>
            <table:table-cell office:value-type="string" table:style-name="Table1.A1">
              <text:p text:style-name="P2">even</text:p>
            </table:table-cell>
            <table:table-cell office:value-type="string" table:style-name="Table1.A1">
              <text:p text:style-name="P2">apart</text:p>
            </table:table-cell>
            <table:table-cell office:value-type="string" table:style-name="Table1.A1">
              <text:p text:style-name="P2">because</text:p>
            </table:table-cell>
            <table:table-cell office:value-type="string" table:style-name="Table1.E1">
              <text:p text:style-name="P2">undercover</text:p>
            </table:table-cell>
          </table:table-row>
          <table:table-row>
            <table:table-cell office:value-type="string" table:style-name="Table1.A1">
              <text:p text:style-name="P2">last</text:p>
            </table:table-cell>
            <table:table-cell office:value-type="string" table:style-name="Table1.A1">
              <text:p text:style-name="P2">eventually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old</text:p>
            </table:table-cell>
            <table:table-cell office:value-type="string" table:style-name="Table1.E1">
              <text:p text:style-name="P2">soul</text:p>
            </table:table-cell>
          </table:table-row>
          <table:table-row>
            <table:table-cell office:value-type="string" table:style-name="Table1.A1">
              <text:p text:style-name="P2">today</text:p>
            </table:table-cell>
            <table:table-cell office:value-type="string" table:style-name="Table1.A1">
              <text:p text:style-name="P2">perhaps</text:p>
            </table:table-cell>
            <table:table-cell office:value-type="string" table:style-name="Table1.A1">
              <text:p text:style-name="P2">turn</text:p>
            </table:table-cell>
            <table:table-cell office:value-type="string" table:style-name="Table1.A1">
              <text:p text:style-name="P2">hot</text:p>
            </table:table-cell>
            <table:table-cell office:value-type="string" table:style-name="Table1.E1">
              <text:p text:style-name="P2">world</text:p>
            </table:table-cell>
          </table:table-row>
          <table:table-row>
            <table:table-cell office:value-type="string" table:style-name="Table1.A1">
              <text:p text:style-name="P2">egnatia</text:p>
            </table:table-cell>
            <table:table-cell office:value-type="string" table:style-name="Table1.A1">
              <text:p text:style-name="P2">heart</text:p>
            </table:table-cell>
            <table:table-cell office:value-type="string" table:style-name="Table1.A1">
              <text:p text:style-name="P2">breath</text:p>
            </table:table-cell>
            <table:table-cell office:value-type="string" table:style-name="Table1.A1">
              <text:p text:style-name="P2">rules</text:p>
            </table:table-cell>
            <table:table-cell office:value-type="string" table:style-name="Table1.E1">
              <text:p text:style-name="P2">oh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forever</text:p>
            </table:table-cell>
            <table:table-cell office:value-type="string" table:style-name="Table1.A1">
              <text:p text:style-name="P2">tonight</text:p>
            </table:table-cell>
            <table:table-cell office:value-type="string" table:style-name="Table1.A1">
              <text:p text:style-name="P2">hold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E1">
              <text:p text:style-name="P2">face</text:p>
            </table:table-cell>
          </table:table-row>
          <table:table-row>
            <table:table-cell office:value-type="string" table:style-name="Table1.A1">
              <text:p text:style-name="P2">night</text:p>
            </table:table-cell>
            <table:table-cell office:value-type="string" table:style-name="Table1.A1">
              <text:p text:style-name="P2">change</text:p>
            </table:table-cell>
            <table:table-cell office:value-type="string" table:style-name="Table1.A1">
              <text:p text:style-name="P2">lies</text:p>
            </table:table-cell>
            <table:table-cell office:value-type="string" table:style-name="Table1.A1">
              <text:p text:style-name="P2">dreams</text:p>
            </table:table-cell>
            <table:table-cell office:value-type="string" table:style-name="Table1.E1">
              <text:p text:style-name="P2">horizon</text:p>
            </table:table-cell>
          </table:table-row>
          <table:table-row>
            <table:table-cell office:value-type="string" table:style-name="Table1.A1">
              <text:p text:style-name="P2">nothing</text:p>
            </table:table-cell>
            <table:table-cell office:value-type="string" table:style-name="Table1.A1">
              <text:p text:style-name="P2">toward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more</text:p>
            </table:table-cell>
            <table:table-cell office:value-type="string" table:style-name="Table1.E1">
              <text:p text:style-name="P2">trees</text:p>
            </table:table-cell>
          </table:table-row>
          <table:table-row>
            <table:table-cell office:value-type="string" table:style-name="Table1.A1">
              <text:p text:style-name="P2">winds</text:p>
            </table:table-cell>
            <table:table-cell office:value-type="string" table:style-name="Table1.A1">
              <text:p text:style-name="P2">beginning</text:p>
            </table:table-cell>
            <table:table-cell office:value-type="string" table:style-name="Table1.A1">
              <text:p text:style-name="P2">oh</text:p>
            </table:table-cell>
            <table:table-cell office:value-type="string" table:style-name="Table1.A1">
              <text:p text:style-name="P2">woke</text:p>
            </table:table-cell>
            <table:table-cell office:value-type="string" table:style-name="Table1.E1">
              <text:p text:style-name="P2">know</text:p>
            </table:table-cell>
          </table:table-row>
          <table:table-row>
            <table:table-cell office:value-type="string" table:style-name="Table1.A1">
              <text:p text:style-name="P2">share</text:p>
            </table:table-cell>
            <table:table-cell office:value-type="string" table:style-name="Table1.A1">
              <text:p text:style-name="P2">believe</text:p>
            </table:table-cell>
            <table:table-cell office:value-type="string" table:style-name="Table1.A1">
              <text:p text:style-name="P2">name</text:p>
            </table:table-cell>
            <table:table-cell office:value-type="string" table:style-name="Table1.A1">
              <text:p text:style-name="P2">space</text:p>
            </table:table-cell>
            <table:table-cell office:value-type="string" table:style-name="Table1.E1">
              <text:p text:style-name="P2">always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another</text:p>
            </table:table-cell>
            <table:table-cell office:value-type="string" table:style-name="Table1.A1">
              <text:p text:style-name="P2">need</text:p>
            </table:table-cell>
            <table:table-cell office:value-type="string" table:style-name="Table1.A1">
              <text:p text:style-name="P2">rocked</text:p>
            </table:table-cell>
            <table:table-cell office:value-type="string" table:style-name="Table1.A1">
              <text:p text:style-name="P2">believe</text:p>
            </table:table-cell>
            <table:table-cell office:value-type="string" table:style-name="Table1.E1">
              <text:p text:style-name="P2">name</text:p>
            </table:table-cell>
          </table:table-row>
          <table:table-row>
            <table:table-cell office:value-type="string" table:style-name="Table1.A1">
              <text:p text:style-name="P2">day</text:p>
            </table:table-cell>
            <table:table-cell office:value-type="string" table:style-name="Table1.A1">
              <text:p text:style-name="P2">past</text:p>
            </table:table-cell>
            <table:table-cell office:value-type="string" table:style-name="Table1.A1">
              <text:p text:style-name="P2">he</text:p>
            </table:table-cell>
            <table:table-cell office:value-type="string" table:style-name="Table1.A1">
              <text:p text:style-name="P2">good</text:p>
            </table:table-cell>
            <table:table-cell office:value-type="string" table:style-name="Table1.E1">
              <text:p text:style-name="P2">glorious</text:p>
            </table:table-cell>
          </table:table-row>
          <table:table-row>
            <table:table-cell office:value-type="string" table:style-name="Table1.A1">
              <text:p text:style-name="P2">look</text:p>
            </table:table-cell>
            <table:table-cell office:value-type="string" table:style-name="Table1.A1">
              <text:p text:style-name="P2">giv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sea</text:p>
            </table:table-cell>
            <table:table-cell office:value-type="string" table:style-name="Table1.E1">
              <text:p text:style-name="P2">there</text:p>
            </table:table-cell>
          </table:table-row>
          <table:table-row>
            <table:table-cell office:value-type="string" table:style-name="Table1.A1">
              <text:p text:style-name="P2">every</text:p>
            </table:table-cell>
            <table:table-cell office:value-type="string" table:style-name="Table1.A1">
              <text:p text:style-name="P2">free</text:p>
            </table:table-cell>
            <table:table-cell office:value-type="string" table:style-name="Table1.A1">
              <text:p text:style-name="P2">something</text:p>
            </table:table-cell>
            <table:table-cell office:value-type="string" table:style-name="Table1.A1">
              <text:p text:style-name="P2">fantasy</text:p>
            </table:table-cell>
            <table:table-cell office:value-type="string" table:style-name="Table1.E1">
              <text:p text:style-name="P2">new</text:p>
            </table:table-cell>
          </table:table-row>
          <table:table-row>
            <table:table-cell office:value-type="string" table:style-name="Table1.A1">
              <text:p text:style-name="P2">sinner</text:p>
            </table:table-cell>
            <table:table-cell office:value-type="string" table:style-name="Table1.A1">
              <text:p text:style-name="P2">life</text:p>
            </table:table-cell>
            <table:table-cell office:value-type="string" table:style-name="Table1.A1">
              <text:p text:style-name="P2">deep</text:p>
            </table:table-cell>
            <table:table-cell office:value-type="string" table:style-name="Table1.A1">
              <text:p text:style-name="P2">faith</text:p>
            </table:table-cell>
            <table:table-cell office:value-type="string" table:style-name="Table1.E1">
              <text:p text:style-name="P2">dancing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ship</text:p>
            </table:table-cell>
            <table:table-cell office:value-type="string" table:style-name="Table1.A1">
              <text:p text:style-name="P2">look</text:p>
            </table:table-cell>
            <table:table-cell office:value-type="string" table:style-name="Table1.A1">
              <text:p text:style-name="P2">hot</text:p>
            </table:table-cell>
            <table:table-cell office:value-type="string" table:style-name="Table1.A1">
              <text:p text:style-name="P2">right</text:p>
            </table:table-cell>
            <table:table-cell office:value-type="string" table:style-name="Table1.E1">
              <text:p text:style-name="P2">better</text:p>
            </table:table-cell>
          </table:table-row>
          <table:table-row>
            <table:table-cell office:value-type="string" table:style-name="Table1.A1">
              <text:p text:style-name="P2">day</text:p>
            </table:table-cell>
            <table:table-cell office:value-type="string" table:style-name="Table1.A1">
              <text:p text:style-name="P2">dawn</text:p>
            </table:table-cell>
            <table:table-cell office:value-type="string" table:style-name="Table1.A1">
              <text:p text:style-name="P2">should</text:p>
            </table:table-cell>
            <table:table-cell office:value-type="string" table:style-name="Table1.A1">
              <text:p text:style-name="P2">nothing</text:p>
            </table:table-cell>
            <table:table-cell office:value-type="string" table:style-name="Table1.E1">
              <text:p text:style-name="P2">craft</text:p>
            </table:table-cell>
          </table:table-row>
          <table:table-row>
            <table:table-cell office:value-type="string" table:style-name="Table1.A1">
              <text:p text:style-name="P2">pain</text:p>
            </table:table-cell>
            <table:table-cell office:value-type="string" table:style-name="Table1.A1">
              <text:p text:style-name="P2">bles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more</text:p>
            </table:table-cell>
            <table:table-cell office:value-type="string" table:style-name="Table1.E1">
              <text:p text:style-name="P2">wait</text:p>
            </table:table-cell>
          </table:table-row>
          <table:table-row>
            <table:table-cell office:value-type="string" table:style-name="Table1.A1">
              <text:p text:style-name="P2">fire</text:p>
            </table:table-cell>
            <table:table-cell office:value-type="string" table:style-name="Table1.A1">
              <text:p text:style-name="P2">ice</text:p>
            </table:table-cell>
            <table:table-cell office:value-type="string" table:style-name="Table1.A1">
              <text:p text:style-name="P2">over</text:p>
            </table:table-cell>
            <table:table-cell office:value-type="string" table:style-name="Table1.A1">
              <text:p text:style-name="P2">single</text:p>
            </table:table-cell>
            <table:table-cell office:value-type="string" table:style-name="Table1.E1">
              <text:p text:style-name="P2">play</text:p>
            </table:table-cell>
          </table:table-row>
          <table:table-row>
            <table:table-cell office:value-type="string" table:style-name="Table1.A1">
              <text:p text:style-name="P2">surface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deep</text:p>
            </table:table-cell>
            <table:table-cell office:value-type="string" table:style-name="Table1.A1">
              <text:p text:style-name="P2">start</text:p>
            </table:table-cell>
            <table:table-cell office:value-type="string" table:style-name="Table1.E1">
              <text:p text:style-name="P2">dreams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caught</text:p>
            </table:table-cell>
            <table:table-cell office:value-type="string" table:style-name="Table1.A1">
              <text:p text:style-name="P2">fight</text:p>
            </table:table-cell>
            <table:table-cell office:value-type="string" table:style-name="Table1.A1">
              <text:p text:style-name="P2">treat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E1">
              <text:p text:style-name="P2">beautiful</text:p>
            </table:table-cell>
          </table:table-row>
          <table:table-row>
            <table:table-cell office:value-type="string" table:style-name="Table1.A1">
              <text:p text:style-name="P2">night</text:p>
            </table:table-cell>
            <table:table-cell office:value-type="string" table:style-name="Table1.A1">
              <text:p text:style-name="P2">other</text:p>
            </table:table-cell>
            <table:table-cell office:value-type="string" table:style-name="Table1.A1">
              <text:p text:style-name="P2">he</text:p>
            </table:table-cell>
            <table:table-cell office:value-type="string" table:style-name="Table1.A1">
              <text:p text:style-name="P2">wrong</text:p>
            </table:table-cell>
            <table:table-cell office:value-type="string" table:style-name="Table1.E1">
              <text:p text:style-name="P2">begins</text:p>
            </table:table-cell>
          </table:table-row>
          <table:table-row>
            <table:table-cell office:value-type="string" table:style-name="Table1.A1">
              <text:p text:style-name="P2">get</text:p>
            </table:table-cell>
            <table:table-cell office:value-type="string" table:style-name="Table1.A1">
              <text:p text:style-name="P2">crickets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live</text:p>
            </table:table-cell>
            <table:table-cell office:value-type="string" table:style-name="Table1.E1">
              <text:p text:style-name="P2">memories</text:p>
            </table:table-cell>
          </table:table-row>
          <table:table-row>
            <table:table-cell office:value-type="string" table:style-name="Table1.A1">
              <text:p text:style-name="P2">she</text:p>
            </table:table-cell>
            <table:table-cell office:value-type="string" table:style-name="Table1.A1">
              <text:p text:style-name="P2">soul</text:p>
            </table:table-cell>
            <table:table-cell office:value-type="string" table:style-name="Table1.A1">
              <text:p text:style-name="P2">still</text:p>
            </table:table-cell>
            <table:table-cell office:value-type="string" table:style-name="Table1.A1">
              <text:p text:style-name="P2">bless</text:p>
            </table:table-cell>
            <table:table-cell office:value-type="string" table:style-name="Table1.E1">
              <text:p text:style-name="P2">believe</text:p>
            </table:table-cell>
          </table:table-row>
          <table:table-row>
            <table:table-cell office:value-type="string" table:style-name="Table1.A1">
              <text:p text:style-name="P2">freeze</text:p>
            </table:table-cell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game</text:p>
            </table:table-cell>
            <table:table-cell office:value-type="string" table:style-name="Table1.A1">
              <text:p text:style-name="P2">those</text:p>
            </table:table-cell>
            <table:table-cell office:value-type="string" table:style-name="Table1.E1">
              <text:p text:style-name="P2">look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yeah</text:p>
            </table:table-cell>
            <table:table-cell office:value-type="string" table:style-name="Table1.A1">
              <text:p text:style-name="P2">need</text:p>
            </table:table-cell>
            <table:table-cell office:value-type="string" table:style-name="Table1.A1">
              <text:p text:style-name="P2">knife</text:p>
            </table:table-cell>
            <table:table-cell office:value-type="string" table:style-name="Table1.A1">
              <text:p text:style-name="P2">world</text:p>
            </table:table-cell>
            <table:table-cell office:value-type="string" table:style-name="Table1.E1">
              <text:p text:style-name="P2">within</text:p>
            </table:table-cell>
          </table:table-row>
          <table:table-row>
            <table:table-cell office:value-type="string" table:style-name="Table1.A1">
              <text:p text:style-name="P2">life</text:p>
            </table:table-cell>
            <table:table-cell office:value-type="string" table:style-name="Table1.A1">
              <text:p text:style-name="P2">old</text:p>
            </table:table-cell>
            <table:table-cell office:value-type="string" table:style-name="Table1.A1">
              <text:p text:style-name="P2">music</text:p>
            </table:table-cell>
            <table:table-cell office:value-type="string" table:style-name="Table1.A1">
              <text:p text:style-name="P2">last</text:p>
            </table:table-cell>
            <table:table-cell office:value-type="string" table:style-name="Table1.E1">
              <text:p text:style-name="P2">share</text:p>
            </table:table-cell>
          </table:table-row>
          <table:table-row>
            <table:table-cell office:value-type="string" table:style-name="Table1.A1">
              <text:p text:style-name="P2">nothing</text:p>
            </table:table-cell>
            <table:table-cell office:value-type="string" table:style-name="Table1.A1">
              <text:p text:style-name="P2">honesty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face</text:p>
            </table:table-cell>
            <table:table-cell office:value-type="string" table:style-name="Table1.E1">
              <text:p text:style-name="P2">becomes</text:p>
            </table:table-cell>
          </table:table-row>
          <table:table-row>
            <table:table-cell office:value-type="string" table:style-name="Table1.A1">
              <text:p text:style-name="P2">mind</text:p>
            </table:table-cell>
            <table:table-cell office:value-type="string" table:style-name="Table1.A1">
              <text:p text:style-name="P2">peace</text:p>
            </table:table-cell>
            <table:table-cell office:value-type="string" table:style-name="Table1.A1">
              <text:p text:style-name="P2">let</text:p>
            </table:table-cell>
            <table:table-cell office:value-type="string" table:style-name="Table1.A1">
              <text:p text:style-name="P2">rocked</text:p>
            </table:table-cell>
            <table:table-cell office:value-type="string" table:style-name="Table1.E1">
              <text:p text:style-name="P2">play</text:p>
            </table:table-cell>
          </table:table-row>
          <table:table-row>
            <table:table-cell office:value-type="string" table:style-name="Table1.A1">
              <text:p text:style-name="P2">silence</text:p>
            </table:table-cell>
            <table:table-cell office:value-type="string" table:style-name="Table1.A1">
              <text:p text:style-name="P2">light</text:p>
            </table:table-cell>
            <table:table-cell office:value-type="string" table:style-name="Table1.A1">
              <text:p text:style-name="P2">past</text:p>
            </table:table-cell>
            <table:table-cell office:value-type="string" table:style-name="Table1.A1">
              <text:p text:style-name="P2">hopes</text:p>
            </table:table-cell>
            <table:table-cell office:value-type="string" table:style-name="Table1.E1">
              <text:p text:style-name="P2">little</text:p>
            </table:table-cell>
          </table:table-row>
        </table:table>
        <text:p text:style-name="Standard"/>
        <text:p text:style-name="P1"/>
      </text:section>
      <text:section text:style-name="Sect1" text:name="Card">
        <text:h text:outline-level="1" text:style-name="P4">Eurovision Bingo</text:h>
        <text:p text:style-name="Standard"/>
        <text:p text:style-name="P3">Welcome to Eurovision Bingo! This game is based on the allegation that all Eurovision songs are basically the same. To investigate this assertion, all of the non-trivial words from the songs of last year have been analysed, frequency-counted, pulped, mangled, squeezed, and turned into bingo cards.</text:p>
        <text:p text:style-name="P3"/>
        <text:p text:style-name="P3">When you hear a word sung, put a cross through it. First person to make a line of 5 in any direction wins! If in doubt as to whether a particular word was sung, consult your fellow players.</text:p>
        <text:p text:style-name="Standard"/>
        <table:table table:name="Table1" table:style-name="Table1">
          <table:table-column table:number-columns-repeated="5" table:style-name="Table1.A"/>
          <table:table-row>
            <table:table-cell office:value-type="string" table:style-name="Table1.A1">
              <text:p text:style-name="P2">war</text:p>
            </table:table-cell>
            <table:table-cell office:value-type="string" table:style-name="Table1.A1">
              <text:p text:style-name="P2">look</text:p>
            </table:table-cell>
            <table:table-cell office:value-type="string" table:style-name="Table1.A1">
              <text:p text:style-name="P2">knife</text:p>
            </table:table-cell>
            <table:table-cell office:value-type="string" table:style-name="Table1.A1">
              <text:p text:style-name="P2">gonna</text:p>
            </table:table-cell>
            <table:table-cell office:value-type="string" table:style-name="Table1.E1">
              <text:p text:style-name="P2">thought</text:p>
            </table:table-cell>
          </table:table-row>
          <table:table-row>
            <table:table-cell office:value-type="string" table:style-name="Table1.A1">
              <text:p text:style-name="P2">believe</text:p>
            </table:table-cell>
            <table:table-cell office:value-type="string" table:style-name="Table1.A1">
              <text:p text:style-name="P2">better</text:p>
            </table:table-cell>
            <table:table-cell office:value-type="string" table:style-name="Table1.A1">
              <text:p text:style-name="P2">path</text:p>
            </table:table-cell>
            <table:table-cell office:value-type="string" table:style-name="Table1.A1">
              <text:p text:style-name="P2">find</text:p>
            </table:table-cell>
            <table:table-cell office:value-type="string" table:style-name="Table1.E1">
              <text:p text:style-name="P2">arms</text:p>
            </table:table-cell>
          </table:table-row>
          <table:table-row>
            <table:table-cell office:value-type="string" table:style-name="Table1.A1">
              <text:p text:style-name="P2">last</text:p>
            </table:table-cell>
            <table:table-cell office:value-type="string" table:style-name="Table1.A1">
              <text:p text:style-name="P2">playing</text:p>
            </table:table-cell>
            <table:table-cell office:value-type="string" table:style-name="Table1.A1">
              <text:p text:style-name="P2">LOVE</text:p>
            </table:table-cell>
            <table:table-cell office:value-type="string" table:style-name="Table1.A1">
              <text:p text:style-name="P2">live</text:p>
            </table:table-cell>
            <table:table-cell office:value-type="string" table:style-name="Table1.E1">
              <text:p text:style-name="P2">try</text:p>
            </table:table-cell>
          </table:table-row>
          <table:table-row>
            <table:table-cell office:value-type="string" table:style-name="Table1.A1">
              <text:p text:style-name="P2">other</text:p>
            </table:table-cell>
            <table:table-cell office:value-type="string" table:style-name="Table1.A1">
              <text:p text:style-name="P2">another</text:p>
            </table:table-cell>
            <table:table-cell office:value-type="string" table:style-name="Table1.A1">
              <text:p text:style-name="P2">before</text:p>
            </table:table-cell>
            <table:table-cell office:value-type="string" table:style-name="Table1.A1">
              <text:p text:style-name="P2">road</text:p>
            </table:table-cell>
            <table:table-cell office:value-type="string" table:style-name="Table1.E1">
              <text:p text:style-name="P2">life</text:p>
            </table:table-cell>
          </table:table-row>
          <table:table-row>
            <table:table-cell office:value-type="string" table:style-name="Table1.A1">
              <text:p text:style-name="P2">arrow</text:p>
            </table:table-cell>
            <table:table-cell office:value-type="string" table:style-name="Table1.A1">
              <text:p text:style-name="P2">world</text:p>
            </table:table-cell>
            <table:table-cell office:value-type="string" table:style-name="Table1.A1">
              <text:p text:style-name="P2">she</text:p>
            </table:table-cell>
            <table:table-cell office:value-type="string" table:style-name="Table1.A1">
              <text:p text:style-name="P2">there</text:p>
            </table:table-cell>
            <table:table-cell office:value-type="string" table:style-name="Table1.E1">
              <text:p text:style-name="P2">fear</text:p>
            </table:table-cell>
          </table:table-row>
        </table:table>
        <text:p text:style-name="Standard"/>
        <text:p text:style-name="P1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GB" fo:language="en" style:font-name="Liberation Serif" style:language-asian="zh" style:language-complex="hi" style:font-size-asian="10.5pt" style:font-name-asian="Droid Sans" fo:font-size="12pt" style:font-size-complex="12pt" style:country-asian="CN" style:letter-kerning="true" style:font-name-complex="Lohit Hind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GB" fo:language="en" fo:hyphenation-push-char-count="2" style:font-name="Liberation Serif" style:language-asian="zh" style:language-complex="hi" style:font-size-asian="10.5pt" style:font-name-asian="Droid Sans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Lohit Hindi" style:font-family-generic-complex="system" style:font-size-asian="14pt" fo:font-family="'Liberation Sans'" style:font-name="Liberation Sans" style:font-size-complex="14pt" style:font-family-asian="'Droid Sans'" style:font-name-asian="Droid Sans" style:font-family-complex="'Lohit Hind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List" style:class="list" style:parent-style-name="Text_20_body" style:family="paragraph">
      <style:text-properties style:font-size-asian="12pt" style:font-family-complex="'Lohit Hindi'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'Lohit Hindi'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complex="'Lohit Hindi'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vase Markham</meta:initial-creator>
    <meta:creation-date>2013-05-22T11:25:16</meta:creation-date>
    <dc:date>2014-05-10T15:00:41.077923586</dc:date>
    <dc:creator>Gervase Markham</dc:creator>
    <meta:editing-duration>PT45M46S</meta:editing-duration>
    <meta:editing-cycles>5</meta:editing-cycles>
    <meta:generator>LibreOffice/4.1.3.2$Linux_x86 LibreOffice_project/410m0$Build-2</meta:generator>
    <meta:document-statistic meta:table-count="1" meta:image-count="0" meta:object-count="0" meta:page-count="2" meta:paragraph-count="8" meta:word-count="91" meta:character-count="538" meta:non-whitespace-character-count="455"/>
  </office:meta>
</office:document-meta>
</file>